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EB Garamond 08" svg:font-family="'EB Garamond 0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line-through-style="none" style:text-line-through-type="none" style:font-name="EB Garamond 08" fo:font-style="normal" officeooo:rsid="0029fe8a" officeooo:paragraph-rsid="0029fe8a" style:font-style-asian="normal" style:font-style-complex="normal"/>
    </style:style>
    <style:style style:name="P2" style:family="paragraph" style:parent-style-name="Standard">
      <style:text-properties style:text-line-through-style="none" style:text-line-through-type="none" style:font-name="EB Garamond 08" fo:font-style="normal" officeooo:rsid="006e9964" officeooo:paragraph-rsid="0023d388" style:font-style-asian="normal" style:font-style-complex="normal"/>
    </style:style>
    <style:style style:name="P3" style:family="paragraph" style:parent-style-name="Standard">
      <style:text-properties style:text-line-through-style="none" style:text-line-through-type="none" style:font-name="EB Garamond 08" fo:font-style="normal" officeooo:rsid="00352101" officeooo:paragraph-rsid="0018edac" style:font-style-asian="normal" style:font-style-complex="normal"/>
    </style:style>
    <style:style style:name="P4" style:family="paragraph" style:parent-style-name="Standard">
      <style:text-properties style:text-line-through-style="none" style:text-line-through-type="none" style:font-name="EB Garamond 08" fo:font-style="normal" fo:font-weight="normal" officeooo:rsid="0027f601" officeooo:paragraph-rsid="0027f601" style:font-style-asian="normal" style:font-weight-asian="normal" style:font-style-complex="normal" style:font-weight-complex="normal"/>
    </style:style>
    <style:style style:name="P5" style:family="paragraph" style:parent-style-name="Standard">
      <style:text-properties style:text-line-through-style="none" style:text-line-through-type="none" style:font-name="EB Garamond 08" fo:font-style="normal" fo:font-weight="normal" officeooo:rsid="002cf2f0" officeooo:paragraph-rsid="002cf2f0" style:font-style-asian="normal" style:font-weight-asian="normal" style:font-style-complex="normal" style:font-weight-complex="normal"/>
    </style:style>
    <style:style style:name="P6" style:family="paragraph" style:parent-style-name="Standard">
      <style:text-properties style:text-line-through-style="none" style:text-line-through-type="none" style:font-name="EB Garamond 08" fo:font-style="normal" fo:font-weight="normal" officeooo:rsid="00740a42" officeooo:paragraph-rsid="002528e0" style:font-style-asian="normal" style:font-weight-asian="normal" style:font-style-complex="normal" style:font-weight-complex="normal"/>
    </style:style>
    <style:style style:name="P7" style:family="paragraph" style:parent-style-name="Standard">
      <style:text-properties style:text-line-through-style="none" style:text-line-through-type="none" style:font-name="EB Garamond 08" fo:font-style="normal" fo:font-weight="normal" officeooo:rsid="00741e0d" officeooo:paragraph-rsid="002528e0" style:font-style-asian="normal" style:font-weight-asian="normal" style:font-style-complex="normal" style:font-weight-complex="normal"/>
    </style:style>
    <style:style style:name="P8" style:family="paragraph" style:parent-style-name="Standard">
      <style:text-properties style:text-line-through-style="none" style:text-line-through-type="none" style:font-name="EB Garamond 08" fo:font-style="normal" fo:font-weight="normal" officeooo:rsid="00773975" officeooo:paragraph-rsid="002528e0" style:font-style-asian="normal" style:font-weight-asian="normal" style:font-style-complex="normal" style:font-weight-complex="normal"/>
    </style:style>
    <style:style style:name="P9" style:family="paragraph" style:parent-style-name="Standard">
      <style:text-properties style:text-line-through-style="none" style:text-line-through-type="none" style:font-name="EB Garamond 08" fo:font-style="normal" fo:font-weight="normal" officeooo:rsid="0029fe8a" officeooo:paragraph-rsid="0029fe8a" style:font-style-asian="normal" style:font-weight-asian="normal" style:font-style-complex="normal" style:font-weight-complex="normal"/>
    </style:style>
    <style:style style:name="P10" style:family="paragraph" style:parent-style-name="Standard">
      <style:text-properties style:text-line-through-style="none" style:text-line-through-type="none" style:font-name="EB Garamond 08" fo:font-style="normal" fo:font-weight="normal" officeooo:rsid="002ec293" officeooo:paragraph-rsid="002ec293" style:font-style-asian="normal" style:font-weight-asian="normal" style:font-style-complex="normal" style:font-weight-complex="normal"/>
    </style:style>
    <style:style style:name="P11" style:family="paragraph" style:parent-style-name="Standard">
      <style:text-properties style:text-line-through-style="none" style:text-line-through-type="none" style:font-name="EB Garamond 08" fo:font-style="normal" fo:font-weight="normal" officeooo:rsid="002ec293" officeooo:paragraph-rsid="003cf4cd" style:font-style-asian="normal" style:font-weight-asian="normal" style:font-style-complex="normal" style:font-weight-complex="normal"/>
    </style:style>
    <style:style style:name="P12" style:family="paragraph" style:parent-style-name="Standard">
      <style:text-properties style:text-line-through-style="none" style:text-line-through-type="none" style:font-name="EB Garamond 08" fo:font-style="normal" fo:font-weight="normal" officeooo:rsid="00366ea6" officeooo:paragraph-rsid="00366ea6" style:font-style-asian="normal" style:font-weight-asian="normal" style:font-style-complex="normal" style:font-weight-complex="normal"/>
    </style:style>
    <style:style style:name="P13" style:family="paragraph" style:parent-style-name="Standard">
      <style:text-properties style:text-line-through-style="none" style:text-line-through-type="none" style:font-name="EB Garamond 08" fo:font-style="normal" fo:font-weight="normal" officeooo:rsid="00301de9" officeooo:paragraph-rsid="0041fcc6" style:font-style-asian="normal" style:font-weight-asian="normal" style:font-style-complex="normal" style:font-weight-complex="normal"/>
    </style:style>
    <style:style style:name="P14" style:family="paragraph" style:parent-style-name="Standard">
      <style:text-properties style:text-line-through-style="none" style:text-line-through-type="none" style:font-name="EB Garamond 08" fo:font-style="normal" fo:font-weight="bold" officeooo:rsid="0032d6fd" officeooo:paragraph-rsid="0032d6fd" style:font-style-asian="normal" style:font-weight-asian="bold" style:font-style-complex="normal" style:font-weight-complex="bold"/>
    </style:style>
    <style:style style:name="P15" style:family="paragraph" style:parent-style-name="Standard">
      <style:text-properties style:text-line-through-style="none" style:text-line-through-type="none" style:font-name="EB Garamond 08" fo:font-style="normal" fo:font-weight="bold" officeooo:rsid="00366ea6" officeooo:paragraph-rsid="00366ea6" style:font-style-asian="normal" style:font-weight-asian="bold" style:font-style-complex="normal" style:font-weight-complex="bold"/>
    </style:style>
    <style:style style:name="P16" style:family="paragraph" style:parent-style-name="Standard">
      <style:text-properties style:text-line-through-style="none" style:text-line-through-type="none" style:font-name="EB Garamond 08" fo:font-style="normal" fo:font-weight="bold" officeooo:rsid="004030f9" officeooo:paragraph-rsid="004030f9" style:font-style-asian="normal" style:font-weight-asian="bold" style:font-style-complex="normal" style:font-weight-complex="bold"/>
    </style:style>
    <style:style style:name="P17" style:family="paragraph" style:parent-style-name="Standard">
      <style:text-properties style:text-line-through-style="none" style:text-line-through-type="none" style:font-name="EB Garamond 08" fo:font-style="normal" fo:font-weight="bold" officeooo:rsid="0041fcc6" officeooo:paragraph-rsid="0041fcc6" style:font-style-asian="normal" style:font-weight-asian="bold" style:font-style-complex="normal" style:font-weight-complex="bold"/>
    </style:style>
    <style:style style:name="P18" style:family="paragraph" style:parent-style-name="Standard">
      <style:text-properties style:text-line-through-style="none" style:text-line-through-type="none" style:font-name="EB Garamond 08" fo:font-style="normal" fo:font-weight="bold" officeooo:rsid="0044b523" officeooo:paragraph-rsid="0044b523" style:font-style-asian="normal" style:font-weight-asian="bold" style:font-style-complex="normal" style:font-weight-complex="bold"/>
    </style:style>
    <style:style style:name="P19" style:family="paragraph" style:parent-style-name="Standard">
      <style:text-properties style:text-line-through-style="none" style:text-line-through-type="none" style:font-name="EB Garamond 08" fo:font-size="14pt" fo:font-style="normal" style:text-underline-style="solid" style:text-underline-width="auto" style:text-underline-color="font-color" fo:font-weight="bold" officeooo:rsid="00366ea6" officeooo:paragraph-rsid="00366ea6" style:font-style-asian="normal" style:font-weight-asian="bold" style:font-style-complex="normal" style:font-weight-complex="bold"/>
    </style:style>
    <style:style style:name="P20" style:family="paragraph" style:parent-style-name="Standard">
      <style:text-properties style:text-line-through-style="none" style:text-line-through-type="none" style:font-name="EB Garamond 08" fo:font-size="14pt" fo:font-style="normal" style:text-underline-style="solid" style:text-underline-width="auto" style:text-underline-color="font-color" fo:font-weight="bold" officeooo:rsid="002cf2f0" officeooo:paragraph-rsid="002cf2f0" style:font-style-asian="normal" style:font-weight-asian="bold" style:font-style-complex="normal" style:font-weight-complex="bold"/>
    </style:style>
    <style:style style:name="P21" style:family="paragraph" style:parent-style-name="Standard">
      <style:text-properties style:text-line-through-style="solid" style:text-line-through-type="single" style:font-name="EB Garamond 08" fo:font-style="normal" officeooo:rsid="0036c900" officeooo:paragraph-rsid="0023d388" style:font-style-asian="normal" style:font-style-complex="normal"/>
    </style:style>
    <style:style style:name="P22" style:family="paragraph" style:parent-style-name="Standard">
      <style:text-properties style:text-line-through-style="solid" style:text-line-through-type="single" style:font-name="EB Garamond 08" fo:font-style="normal" officeooo:rsid="0036c900" officeooo:paragraph-rsid="003a4fb2" style:font-style-asian="normal" style:font-style-complex="normal"/>
    </style:style>
    <style:style style:name="P23" style:family="paragraph" style:parent-style-name="Standard">
      <style:text-properties style:text-line-through-style="solid" style:text-line-through-type="single" style:font-name="EB Garamond 08" fo:font-style="normal" officeooo:rsid="00562df0" officeooo:paragraph-rsid="0023d388" style:font-style-asian="normal" style:font-style-complex="normal"/>
    </style:style>
    <style:style style:name="P24" style:family="paragraph" style:parent-style-name="Standard">
      <style:text-properties style:text-line-through-style="solid" style:text-line-through-type="single" style:font-name="EB Garamond 08" fo:font-style="normal" officeooo:rsid="00724ee6" officeooo:paragraph-rsid="0023d388" style:font-style-asian="normal" style:font-style-complex="normal"/>
    </style:style>
    <style:style style:name="P25" style:family="paragraph" style:parent-style-name="Standard">
      <style:text-properties style:text-line-through-style="solid" style:text-line-through-type="single" style:font-name="EB Garamond 08" fo:font-style="normal" officeooo:rsid="00352101" officeooo:paragraph-rsid="0018edac" style:font-style-asian="normal" style:font-style-complex="normal"/>
    </style:style>
    <style:style style:name="P26" style:family="paragraph" style:parent-style-name="Standard">
      <style:text-properties style:text-line-through-style="solid" style:text-line-through-type="single" style:font-name="EB Garamond 08" fo:font-style="normal" officeooo:rsid="0036892e" officeooo:paragraph-rsid="003a4fb2" style:font-style-asian="normal" style:font-style-complex="normal"/>
    </style:style>
    <style:style style:name="P27" style:family="paragraph" style:parent-style-name="Standard">
      <style:text-properties style:text-line-through-style="solid" style:text-line-through-type="single" style:font-name="EB Garamond 08" fo:font-style="normal" officeooo:rsid="006e9964" officeooo:paragraph-rsid="0023d388" style:font-style-asian="normal" style:font-style-complex="normal"/>
    </style:style>
    <style:style style:name="P28" style:family="paragraph" style:parent-style-name="Standard">
      <style:text-properties style:text-line-through-style="solid" style:text-line-through-type="single" style:font-name="EB Garamond 08" fo:font-style="normal" officeooo:rsid="002cf2f0" officeooo:paragraph-rsid="002cf2f0" style:font-style-asian="normal" style:font-style-complex="normal"/>
    </style:style>
    <style:style style:name="P29" style:family="paragraph" style:parent-style-name="Standard">
      <style:text-properties style:text-line-through-style="solid" style:text-line-through-type="single" style:font-name="EB Garamond 08" fo:font-style="normal" fo:font-weight="normal" officeooo:rsid="002cf2f0" officeooo:paragraph-rsid="002cf2f0" style:font-style-asian="normal" style:font-weight-asian="normal" style:font-style-complex="normal" style:font-weight-complex="normal"/>
    </style:style>
    <style:style style:name="P30" style:family="paragraph" style:parent-style-name="Standard">
      <style:text-properties style:text-line-through-style="solid" style:text-line-through-type="single" style:font-name="EB Garamond 08" fo:font-style="normal" fo:font-weight="normal" officeooo:rsid="003a4fb2" officeooo:paragraph-rsid="003a4fb2" style:font-style-asian="normal" style:font-weight-asian="normal" style:font-style-complex="normal" style:font-weight-complex="normal"/>
    </style:style>
    <style:style style:name="P31" style:family="paragraph" style:parent-style-name="Standard">
      <style:text-properties style:text-line-through-style="solid" style:text-line-through-type="single" style:font-name="EB Garamond 08" fo:font-style="normal" fo:font-weight="normal" officeooo:rsid="002ec293" officeooo:paragraph-rsid="002ec293" style:font-style-asian="normal" style:font-weight-asian="normal" style:font-style-complex="normal" style:font-weight-complex="normal"/>
    </style:style>
    <style:style style:name="P32" style:family="paragraph" style:parent-style-name="Standard">
      <style:text-properties style:text-line-through-style="solid" style:text-line-through-type="single" style:font-name="EB Garamond 08" fo:font-style="normal" fo:font-weight="normal" officeooo:rsid="002ec293" officeooo:paragraph-rsid="004030f9" style:font-style-asian="normal" style:font-weight-asian="normal" style:font-style-complex="normal" style:font-weight-complex="normal"/>
    </style:style>
    <style:style style:name="P33" style:family="paragraph" style:parent-style-name="Standard">
      <style:text-properties style:text-line-through-style="solid" style:text-line-through-type="single" style:font-name="EB Garamond 08" fo:font-style="normal" fo:font-weight="bold" officeooo:rsid="001ae8ea" officeooo:paragraph-rsid="002528e0" style:font-style-asian="normal" style:font-weight-asian="bold" style:font-style-complex="normal" style:font-weight-complex="bold"/>
    </style:style>
    <style:style style:name="P34" style:family="paragraph" style:parent-style-name="Standard">
      <style:text-properties style:text-line-through-style="solid" style:text-line-through-type="single" style:font-name="EB Garamond 08" fo:font-style="normal" fo:font-weight="bold" officeooo:rsid="0036892e" officeooo:paragraph-rsid="003a4fb2" style:font-style-asian="normal" style:font-weight-asian="bold" style:font-style-complex="normal" style:font-weight-complex="bold"/>
    </style:style>
    <style:style style:name="P35" style:family="paragraph" style:parent-style-name="Standard">
      <style:text-properties style:text-line-through-style="solid" style:text-line-through-type="single" style:font-name="EB Garamond 08" fo:font-style="normal" fo:font-weight="bold" officeooo:rsid="0032d6fd" officeooo:paragraph-rsid="0032d6fd" style:font-style-asian="normal" style:font-weight-asian="bold" style:font-style-complex="normal" style:font-weight-complex="bold"/>
    </style:style>
    <style:style style:name="P36" style:family="paragraph" style:parent-style-name="Standard">
      <style:text-properties style:text-line-through-style="solid" style:text-line-through-type="single" style:font-name="EB Garamond 08" fo:font-style="normal" fo:font-weight="bold" officeooo:rsid="0032d6fd" officeooo:paragraph-rsid="004030f9" style:font-style-asian="normal" style:font-weight-asian="bold" style:font-style-complex="normal" style:font-weight-complex="bold"/>
    </style:style>
    <style:style style:name="P37" style:family="paragraph" style:parent-style-name="Standard">
      <style:text-properties style:text-line-through-style="solid" style:text-line-through-type="single" style:font-name="EB Garamond 08" fo:font-style="normal" fo:font-weight="bold" officeooo:rsid="00366ea6" officeooo:paragraph-rsid="00366ea6" style:font-style-asian="normal" style:font-weight-asian="bold" style:font-style-complex="normal" style:font-weight-complex="bold"/>
    </style:style>
    <style:style style:name="P38" style:family="paragraph" style:parent-style-name="Standard">
      <style:text-properties style:text-line-through-style="solid" style:text-line-through-type="single" style:font-name="EB Garamond 08" fo:font-style="normal" fo:font-weight="bold" officeooo:rsid="003463bd" officeooo:paragraph-rsid="003463bd" style:font-style-asian="normal" style:font-weight-asian="bold" style:font-style-complex="normal" style:font-weight-complex="bold"/>
    </style:style>
    <style:style style:name="P39" style:family="paragraph" style:parent-style-name="Standard">
      <style:text-properties style:text-line-through-style="solid" style:text-line-through-type="single" style:font-name="EB Garamond 08" fo:font-style="normal" fo:font-weight="bold" officeooo:rsid="004030f9" officeooo:paragraph-rsid="004030f9" style:font-style-asian="normal" style:font-weight-asian="bold" style:font-style-complex="normal" style:font-weight-complex="bold"/>
    </style:style>
    <style:style style:name="P40" style:family="paragraph" style:parent-style-name="Standard">
      <style:text-properties fo:color="#000000" style:text-line-through-style="none" style:text-line-through-type="none" style:font-name="EB Garamond 08" fo:font-style="normal" fo:font-weight="normal" officeooo:rsid="002cf2f0" officeooo:paragraph-rsid="002cf2f0" style:font-style-asian="normal" style:font-weight-asian="normal" style:font-style-complex="normal" style:font-weight-complex="normal"/>
    </style:style>
    <style:style style:name="P41" style:family="paragraph" style:parent-style-name="Standard">
      <style:text-properties fo:color="#000000" style:text-line-through-style="none" style:text-line-through-type="none" style:font-name="EB Garamond 08" fo:font-style="normal" fo:font-weight="normal" officeooo:rsid="00366ea6" officeooo:paragraph-rsid="00366ea6" style:font-style-asian="normal" style:font-weight-asian="normal" style:font-style-complex="normal" style:font-weight-complex="normal"/>
    </style:style>
    <style:style style:name="P42" style:family="paragraph" style:parent-style-name="Standard">
      <style:text-properties fo:color="#000000" style:text-line-through-style="solid" style:text-line-through-type="single" style:font-name="EB Garamond 08" fo:font-style="normal" fo:font-weight="bold" officeooo:rsid="00366ea6" officeooo:paragraph-rsid="00366ea6" style:font-style-asian="normal" style:font-weight-asian="bold" style:font-style-complex="normal" style:font-weight-complex="bold"/>
    </style:style>
    <style:style style:name="P43" style:family="paragraph" style:parent-style-name="Standard">
      <style:text-properties style:font-name="EB Garamond 08" fo:font-style="normal" officeooo:rsid="0025dd8a" officeooo:paragraph-rsid="0018edac" style:font-style-asian="normal" style:font-style-complex="normal"/>
    </style:style>
    <style:style style:name="P44" style:family="paragraph" style:parent-style-name="Standard">
      <style:text-properties style:font-name="EB Garamond 08" fo:font-style="normal" officeooo:rsid="002267dd" officeooo:paragraph-rsid="001ae8ea" style:font-style-asian="normal" style:font-style-complex="normal"/>
    </style:style>
    <style:style style:name="P45" style:family="paragraph" style:parent-style-name="Standard">
      <style:text-properties style:font-name="EB Garamond 08" fo:font-style="normal" officeooo:rsid="001ae8ea" officeooo:paragraph-rsid="001ae8ea" style:font-style-asian="normal" style:font-style-complex="normal"/>
    </style:style>
    <style:style style:name="P46" style:family="paragraph" style:parent-style-name="Standard">
      <style:text-properties style:font-name="EB Garamond 08" fo:font-style="normal" officeooo:rsid="001ae8ea" officeooo:paragraph-rsid="003e85b7" style:font-style-asian="normal" style:font-style-complex="normal"/>
    </style:style>
    <style:style style:name="P47" style:family="paragraph" style:parent-style-name="Standard">
      <style:text-properties style:font-name="EB Garamond 08" fo:font-style="normal" officeooo:rsid="001cfa56" officeooo:paragraph-rsid="0021dc2a" style:font-style-asian="normal" style:font-style-complex="normal"/>
    </style:style>
    <style:style style:name="P48" style:family="paragraph" style:parent-style-name="Standard">
      <style:text-properties style:font-name="EB Garamond 08" fo:font-style="normal" officeooo:rsid="001cfa56" officeooo:paragraph-rsid="001cfa56" style:font-style-asian="normal" style:font-style-complex="normal"/>
    </style:style>
    <style:style style:name="P49" style:family="paragraph" style:parent-style-name="Standard">
      <style:text-properties style:font-name="EB Garamond 08" fo:font-style="normal" officeooo:rsid="001c1d26" officeooo:paragraph-rsid="001c1d26" style:font-style-asian="normal" style:font-style-complex="normal"/>
    </style:style>
    <style:style style:name="P50" style:family="paragraph" style:parent-style-name="Standard">
      <style:text-properties style:font-name="EB Garamond 08" fo:font-style="normal" officeooo:rsid="002cf2f0" officeooo:paragraph-rsid="002cf2f0" style:font-style-asian="normal" style:font-style-complex="normal"/>
    </style:style>
    <style:style style:name="P51" style:family="paragraph" style:parent-style-name="Standard">
      <style:text-properties style:font-name="EB Garamond 08" fo:font-style="normal" officeooo:rsid="0036892e" officeooo:paragraph-rsid="0023d388" style:font-style-asian="normal" style:font-style-complex="normal"/>
    </style:style>
    <style:style style:name="P52" style:family="paragraph" style:parent-style-name="Standard">
      <style:text-properties style:font-name="EB Garamond 08" fo:font-style="normal" officeooo:rsid="0036892e" officeooo:paragraph-rsid="003a4fb2" style:font-style-asian="normal" style:font-style-complex="normal"/>
    </style:style>
    <style:style style:name="P53" style:family="paragraph" style:parent-style-name="Standard">
      <style:text-properties style:font-name="EB Garamond 08" fo:font-style="normal" officeooo:rsid="0036c900" officeooo:paragraph-rsid="0023d388" style:font-style-asian="normal" style:font-style-complex="normal"/>
    </style:style>
    <style:style style:name="P54" style:family="paragraph" style:parent-style-name="Standard">
      <style:text-properties style:font-name="EB Garamond 08" fo:font-style="normal" officeooo:rsid="0023d388" officeooo:paragraph-rsid="0023d388" style:font-style-asian="normal" style:font-style-complex="normal"/>
    </style:style>
    <style:style style:name="P55" style:family="paragraph" style:parent-style-name="Standard">
      <style:text-properties style:font-name="EB Garamond 08" fo:font-style="normal" officeooo:rsid="004b3f5a" officeooo:paragraph-rsid="0023d388" style:font-style-asian="normal" style:font-style-complex="normal"/>
    </style:style>
    <style:style style:name="P56" style:family="paragraph" style:parent-style-name="Standard">
      <style:text-properties style:font-name="EB Garamond 08" fo:font-style="normal" officeooo:rsid="002af492" officeooo:paragraph-rsid="0018edac" style:font-style-asian="normal" style:font-style-complex="normal"/>
    </style:style>
    <style:style style:name="P57" style:family="paragraph" style:parent-style-name="Standard">
      <style:text-properties style:font-name="EB Garamond 08" fo:font-style="normal" officeooo:rsid="00352101" officeooo:paragraph-rsid="0018edac" style:font-style-asian="normal" style:font-style-complex="normal"/>
    </style:style>
    <style:style style:name="P58" style:family="paragraph" style:parent-style-name="Standard">
      <style:text-properties style:font-name="EB Garamond 08" fo:font-style="normal" officeooo:rsid="00352101" officeooo:paragraph-rsid="003a4fb2" style:font-style-asian="normal" style:font-style-complex="normal"/>
    </style:style>
    <style:style style:name="P59" style:family="paragraph" style:parent-style-name="Standard">
      <style:text-properties style:font-name="EB Garamond 08" fo:font-style="normal" officeooo:rsid="0036e740" officeooo:paragraph-rsid="0018edac" style:font-style-asian="normal" style:font-style-complex="normal"/>
    </style:style>
    <style:style style:name="P60" style:family="paragraph" style:parent-style-name="Standard">
      <style:text-properties style:font-name="EB Garamond 08" fo:font-style="normal" officeooo:rsid="0032b3a6" officeooo:paragraph-rsid="0032b3a6" style:font-style-asian="normal" style:font-style-complex="normal"/>
    </style:style>
    <style:style style:name="P61" style:family="paragraph" style:parent-style-name="Standard">
      <style:text-properties style:font-name="EB Garamond 08" fo:font-style="normal" officeooo:rsid="0029fe8a" officeooo:paragraph-rsid="0029fe8a" style:font-style-asian="normal" style:font-style-complex="normal"/>
    </style:style>
    <style:style style:name="P62" style:family="paragraph" style:parent-style-name="Standard">
      <style:text-properties style:font-name="EB Garamond 08" fo:font-style="normal" fo:font-weight="bold" officeooo:rsid="001ae8ea" officeooo:paragraph-rsid="0023d388" style:font-style-asian="normal" style:font-weight-asian="bold" style:font-style-complex="normal" style:font-weight-complex="bold"/>
    </style:style>
    <style:style style:name="P63" style:family="paragraph" style:parent-style-name="Standard">
      <style:text-properties style:font-name="EB Garamond 08" fo:font-style="normal" fo:font-weight="bold" officeooo:rsid="001ae8ea" officeooo:paragraph-rsid="001ae8ea" style:font-style-asian="normal" style:font-weight-asian="bold" style:font-style-complex="normal" style:font-weight-complex="bold"/>
    </style:style>
    <style:style style:name="P64" style:family="paragraph" style:parent-style-name="Standard">
      <style:text-properties style:font-name="EB Garamond 08" fo:font-style="normal" fo:font-weight="bold" officeooo:rsid="0029fe8a" officeooo:paragraph-rsid="0029fe8a" style:font-style-asian="normal" style:font-weight-asian="bold" style:font-style-complex="normal" style:font-weight-complex="bold"/>
    </style:style>
    <style:style style:name="P65" style:family="paragraph" style:parent-style-name="Standard">
      <style:text-properties style:font-name="EB Garamond 08" fo:font-style="normal" fo:font-weight="bold" officeooo:rsid="002528e0" officeooo:paragraph-rsid="002528e0" style:font-style-asian="normal" style:font-weight-asian="bold" style:font-style-complex="normal" style:font-weight-complex="bold"/>
    </style:style>
    <style:style style:name="P66" style:family="paragraph" style:parent-style-name="Standard">
      <style:text-properties style:font-name="EB Garamond 08" fo:font-style="normal" fo:font-weight="bold" officeooo:rsid="002ec293" officeooo:paragraph-rsid="002ec293" style:font-style-asian="normal" style:font-weight-asian="bold" style:font-style-complex="normal" style:font-weight-complex="bold"/>
    </style:style>
    <style:style style:name="P67" style:family="paragraph" style:parent-style-name="Standard">
      <style:text-properties style:font-name="EB Garamond 08" fo:font-style="normal" fo:font-weight="bold" officeooo:rsid="00366ea6" officeooo:paragraph-rsid="00366ea6" style:font-style-asian="normal" style:font-weight-asian="bold" style:font-style-complex="normal" style:font-weight-complex="bold"/>
    </style:style>
    <style:style style:name="P68" style:family="paragraph" style:parent-style-name="Standard">
      <style:text-properties style:font-name="EB Garamond 08" fo:font-style="normal" fo:font-weight="bold" officeooo:rsid="00366ea6" officeooo:paragraph-rsid="003e85b7" style:font-style-asian="normal" style:font-weight-asian="bold" style:font-style-complex="normal" style:font-weight-complex="bold"/>
    </style:style>
    <style:style style:name="P69" style:family="paragraph" style:parent-style-name="Standard">
      <style:text-properties style:font-name="EB Garamond 08" fo:font-style="normal" fo:font-weight="bold" officeooo:rsid="003e85b7" officeooo:paragraph-rsid="003e85b7" style:font-style-asian="normal" style:font-weight-asian="bold" style:font-style-complex="normal" style:font-weight-complex="bold"/>
    </style:style>
    <style:style style:name="P70" style:family="paragraph" style:parent-style-name="Standard">
      <style:text-properties style:font-name="EB Garamond 08" fo:font-style="normal" fo:font-weight="bold" officeooo:rsid="004030f9" officeooo:paragraph-rsid="004030f9" style:font-style-asian="normal" style:font-weight-asian="bold" style:font-style-complex="normal" style:font-weight-complex="bold"/>
    </style:style>
    <style:style style:name="P71" style:family="paragraph" style:parent-style-name="Standard">
      <style:text-properties style:font-name="EB Garamond 08" fo:font-style="normal" fo:font-weight="bold" officeooo:rsid="0032d6fd" officeooo:paragraph-rsid="0032d6fd" style:font-style-asian="normal" style:font-weight-asian="bold" style:font-style-complex="normal" style:font-weight-complex="bold"/>
    </style:style>
    <style:style style:name="P72" style:family="paragraph" style:parent-style-name="Standard">
      <style:text-properties style:font-name="EB Garamond 08" fo:font-style="normal" fo:font-weight="bold" officeooo:rsid="0042a52d" officeooo:paragraph-rsid="0042a52d" style:font-style-asian="normal" style:font-weight-asian="bold" style:font-style-complex="normal" style:font-weight-complex="bold"/>
    </style:style>
    <style:style style:name="P73" style:family="paragraph" style:parent-style-name="Standard">
      <style:text-properties style:font-name="EB Garamond 08" fo:font-style="normal" fo:font-weight="normal" officeooo:rsid="0036c900" officeooo:paragraph-rsid="0023d388" style:font-style-asian="normal" style:font-weight-asian="normal" style:font-style-complex="normal" style:font-weight-complex="normal"/>
    </style:style>
    <style:style style:name="P74" style:family="paragraph" style:parent-style-name="Standard">
      <style:text-properties style:font-name="EB Garamond 08" fo:font-style="normal" fo:font-weight="normal" officeooo:rsid="0029fe8a" officeooo:paragraph-rsid="0029fe8a" style:font-style-asian="normal" style:font-weight-asian="normal" style:font-style-complex="normal" style:font-weight-complex="normal"/>
    </style:style>
    <style:style style:name="P75" style:family="paragraph" style:parent-style-name="Standard">
      <style:text-properties style:font-name="EB Garamond 08" fo:font-style="normal" fo:font-weight="normal" officeooo:rsid="0023d388" officeooo:paragraph-rsid="0023d388" style:font-style-asian="normal" style:font-weight-asian="normal" style:font-style-complex="normal" style:font-weight-complex="normal"/>
    </style:style>
    <style:style style:name="P76" style:family="paragraph" style:parent-style-name="Standard">
      <style:text-properties style:font-name="EB Garamond 08" fo:font-style="normal" fo:font-weight="normal" officeooo:rsid="002528e0" officeooo:paragraph-rsid="002528e0" style:font-style-asian="normal" style:font-weight-asian="normal" style:font-style-complex="normal" style:font-weight-complex="normal"/>
    </style:style>
    <style:style style:name="P77" style:family="paragraph" style:parent-style-name="Standard">
      <style:text-properties style:font-name="EB Garamond 08" fo:font-style="normal" fo:font-weight="normal" officeooo:rsid="002528e0" officeooo:paragraph-rsid="002ec293" style:font-style-asian="normal" style:font-weight-asian="normal" style:font-style-complex="normal" style:font-weight-complex="normal"/>
    </style:style>
    <style:style style:name="P78" style:family="paragraph" style:parent-style-name="Standard">
      <style:text-properties style:font-name="EB Garamond 08" fo:font-style="normal" fo:font-weight="normal" officeooo:rsid="00301de9" officeooo:paragraph-rsid="00301de9" style:font-style-asian="normal" style:font-weight-asian="normal" style:font-style-complex="normal" style:font-weight-complex="normal"/>
    </style:style>
    <style:style style:name="P79" style:family="paragraph" style:parent-style-name="Standard">
      <style:text-properties style:font-name="EB Garamond 08" fo:font-style="normal" fo:font-weight="normal" officeooo:rsid="00366ea6" officeooo:paragraph-rsid="00366ea6" style:font-style-asian="normal" style:font-weight-asian="normal" style:font-style-complex="normal" style:font-weight-complex="normal"/>
    </style:style>
    <style:style style:name="P80" style:family="paragraph" style:parent-style-name="Standard">
      <style:text-properties style:font-name="EB Garamond 08" fo:font-style="normal" fo:font-weight="normal" officeooo:rsid="0027f601" officeooo:paragraph-rsid="0027f601" style:font-style-asian="normal" style:font-weight-asian="normal" style:font-style-complex="normal" style:font-weight-complex="normal"/>
    </style:style>
    <style:style style:name="P81" style:family="paragraph" style:parent-style-name="Standard">
      <style:text-properties style:font-name="EB Garamond 08" fo:font-style="normal" fo:font-weight="normal" officeooo:rsid="001ae8ea" officeooo:paragraph-rsid="003e85b7" style:font-style-asian="normal" style:font-weight-asian="normal" style:font-style-complex="normal" style:font-weight-complex="normal"/>
    </style:style>
    <style:style style:name="P82" style:family="paragraph" style:parent-style-name="Standard">
      <style:text-properties style:font-name="EB Garamond 08" fo:font-size="12pt" fo:font-style="normal" officeooo:rsid="0023d388" officeooo:paragraph-rsid="0023d388" style:font-style-asian="normal" style:font-style-complex="normal"/>
    </style:style>
    <style:style style:name="P83" style:family="paragraph" style:parent-style-name="Standard">
      <style:text-properties style:font-name="EB Garamond 08" fo:font-size="14pt" fo:font-style="normal" style:text-underline-style="solid" style:text-underline-width="auto" style:text-underline-color="font-color" fo:font-weight="bold" officeooo:rsid="00366ea6" officeooo:paragraph-rsid="00366ea6" style:font-style-asian="normal" style:font-weight-asian="bold" style:font-style-complex="normal" style:font-weight-complex="bold"/>
    </style:style>
    <style:style style:name="P84" style:family="paragraph" style:parent-style-name="Standard">
      <style:text-properties style:font-name="EB Garamond 08" fo:font-size="14pt" fo:font-style="normal" style:text-underline-style="solid" style:text-underline-width="auto" style:text-underline-color="font-color" fo:font-weight="bold" officeooo:rsid="0037b042" officeooo:paragraph-rsid="0037b042" style:font-style-asian="normal" style:font-weight-asian="bold" style:font-style-complex="normal" style:font-weight-complex="bold"/>
    </style:style>
    <style:style style:name="P85" style:family="paragraph" style:parent-style-name="Standard">
      <style:text-properties style:font-name="EB Garamond 08" fo:font-size="14pt" fo:font-style="normal" style:text-underline-style="solid" style:text-underline-width="auto" style:text-underline-color="font-color" fo:font-weight="bold" officeooo:rsid="0023d388" officeooo:paragraph-rsid="0023d388" style:font-style-asian="normal" style:font-weight-asian="bold" style:font-style-complex="normal" style:font-weight-complex="bold"/>
    </style:style>
    <style:style style:name="P86" style:family="paragraph" style:parent-style-name="Standard">
      <style:text-properties style:font-name="EB Garamond 08" fo:font-size="14pt" fo:font-style="normal" style:text-underline-style="solid" style:text-underline-width="auto" style:text-underline-color="font-color" fo:font-weight="bold" officeooo:rsid="002528e0" officeooo:paragraph-rsid="002528e0" style:font-style-asian="normal" style:font-weight-asian="bold" style:font-style-complex="normal" style:font-weight-complex="bold"/>
    </style:style>
    <style:style style:name="P87" style:family="paragraph" style:parent-style-name="Standard">
      <style:paragraph-properties fo:break-before="page"/>
      <style:text-properties style:font-name="EB Garamond 08" fo:font-style="normal" fo:font-weight="bold" officeooo:rsid="001ae8ea" officeooo:paragraph-rsid="0023d388" style:font-style-asian="normal" style:font-weight-asian="bold" style:font-style-complex="normal" style:font-weight-complex="bold"/>
    </style:style>
    <style:style style:name="P88" style:family="paragraph" style:parent-style-name="Standard">
      <style:paragraph-properties fo:break-before="page"/>
      <style:text-properties style:font-name="EB Garamond 08" fo:font-style="normal" fo:font-weight="bold" officeooo:rsid="001ae8ea" officeooo:paragraph-rsid="0029fe8a" style:font-style-asian="normal" style:font-weight-asian="bold" style:font-style-complex="normal" style:font-weight-complex="bold"/>
    </style:style>
    <style:style style:name="P89" style:family="paragraph" style:parent-style-name="Standard">
      <style:paragraph-properties fo:break-before="page"/>
      <style:text-properties style:font-name="EB Garamond 08" fo:font-style="normal" fo:font-weight="bold" officeooo:rsid="001ae8ea" officeooo:paragraph-rsid="001ae8ea" style:font-style-asian="normal" style:font-weight-asian="bold" style:font-style-complex="normal" style:font-weight-complex="bold"/>
    </style:style>
    <style:style style:name="P90" style:family="paragraph" style:parent-style-name="Standard">
      <style:paragraph-properties fo:break-before="page"/>
      <style:text-properties style:text-line-through-style="solid" style:text-line-through-type="single" style:font-name="EB Garamond 08" fo:font-style="normal" fo:font-weight="bold" officeooo:rsid="001ae8ea" officeooo:paragraph-rsid="0023d388" style:font-style-asian="normal" style:font-weight-asian="bold" style:font-style-complex="normal" style:font-weight-complex="bold"/>
    </style:style>
    <style:style style:name="P91" style:family="paragraph" style:parent-style-name="Standard">
      <style:paragraph-properties fo:break-before="page"/>
      <style:text-properties style:text-line-through-style="solid" style:text-line-through-type="single" style:font-name="EB Garamond 08" fo:font-style="normal" fo:font-weight="bold" officeooo:rsid="001ae8ea" officeooo:paragraph-rsid="002528e0" style:font-style-asian="normal" style:font-weight-asian="bold" style:font-style-complex="normal" style:font-weight-complex="bold"/>
    </style:style>
    <style:style style:name="P92" style:family="paragraph" style:parent-style-name="Standard">
      <style:paragraph-properties fo:break-before="page"/>
      <style:text-properties style:text-line-through-style="solid" style:text-line-through-type="single" style:font-name="EB Garamond 08" fo:font-style="normal" fo:font-weight="bold" officeooo:rsid="001ae8ea" officeooo:paragraph-rsid="002ec293" style:font-style-asian="normal" style:font-weight-asian="bold" style:font-style-complex="normal" style:font-weight-complex="bold"/>
    </style:style>
    <style:style style:name="P93" style:family="paragraph" style:parent-style-name="Standard">
      <style:paragraph-properties fo:break-before="page"/>
      <style:text-properties style:text-line-through-style="none" style:text-line-through-type="none" style:font-name="EB Garamond 08" fo:font-style="normal" fo:font-weight="bold" officeooo:rsid="004030f9" officeooo:paragraph-rsid="004030f9" style:font-style-asian="normal" style:font-weight-asian="bold" style:font-style-complex="normal" style:font-weight-complex="bold"/>
    </style:style>
    <style:style style:name="T1" style:family="text">
      <style:text-properties officeooo:rsid="0036e740"/>
    </style:style>
    <style:style style:name="T2" style:family="text">
      <style:text-properties officeooo:rsid="003890b0"/>
    </style:style>
    <style:style style:name="T3" style:family="text">
      <style:text-properties officeooo:rsid="0039fa72"/>
    </style:style>
    <style:style style:name="T4" style:family="text">
      <style:text-properties officeooo:rsid="001c1d26"/>
    </style:style>
    <style:style style:name="T5" style:family="text">
      <style:text-properties officeooo:rsid="001cfa56"/>
    </style:style>
    <style:style style:name="T6" style:family="text">
      <style:text-properties officeooo:rsid="001e9b9e"/>
    </style:style>
    <style:style style:name="T7" style:family="text">
      <style:text-properties officeooo:rsid="00208ab5"/>
    </style:style>
    <style:style style:name="T8" style:family="text">
      <style:text-properties officeooo:rsid="0021236a"/>
    </style:style>
    <style:style style:name="T9" style:family="text">
      <style:text-properties officeooo:rsid="005e6159"/>
    </style:style>
    <style:style style:name="T10" style:family="text">
      <style:text-properties style:text-line-through-style="solid" style:text-line-through-type="single"/>
    </style:style>
    <style:style style:name="T11" style:family="text">
      <style:text-properties style:text-line-through-style="solid" style:text-line-through-type="single" officeooo:rsid="005e6159"/>
    </style:style>
    <style:style style:name="T12" style:family="text">
      <style:text-properties style:text-line-through-style="solid" style:text-line-through-type="single" officeooo:rsid="0036c900"/>
    </style:style>
    <style:style style:name="T13" style:family="text">
      <style:text-properties style:text-line-through-style="solid" style:text-line-through-type="single" officeooo:rsid="00724ee6"/>
    </style:style>
    <style:style style:name="T14" style:family="text">
      <style:text-properties style:text-line-through-style="solid" style:text-line-through-type="single" officeooo:rsid="00607b25"/>
    </style:style>
    <style:style style:name="T15" style:family="text">
      <style:text-properties style:text-line-through-style="solid" style:text-line-through-type="single" fo:font-weight="bold" style:font-weight-asian="bold" style:font-weight-complex="bold"/>
    </style:style>
    <style:style style:name="T16" style:family="text">
      <style:text-properties style:text-line-through-style="solid" style:text-line-through-type="single" fo:font-style="italic" style:font-style-asian="italic" style:font-style-complex="italic"/>
    </style:style>
    <style:style style:name="T17" style:family="text">
      <style:text-properties style:text-line-through-style="solid" style:text-line-through-type="single" fo:font-weight="normal" officeooo:rsid="0045f925" style:font-weight-asian="normal" style:font-weight-complex="normal"/>
    </style:style>
    <style:style style:name="T18" style:family="text">
      <style:text-properties officeooo:rsid="00724ee6"/>
    </style:style>
    <style:style style:name="T19" style:family="text">
      <style:text-properties officeooo:rsid="0023d388"/>
    </style:style>
    <style:style style:name="T20" style:family="text">
      <style:text-properties officeooo:rsid="0052f964"/>
    </style:style>
    <style:style style:name="T21" style:family="text">
      <style:text-properties officeooo:rsid="00607b25"/>
    </style:style>
    <style:style style:name="T22" style:family="text">
      <style:text-properties officeooo:rsid="00773975"/>
    </style:style>
    <style:style style:name="T23" style:family="text">
      <style:text-properties officeooo:rsid="0027f601"/>
    </style:style>
    <style:style style:name="T24" style:family="text">
      <style:text-properties officeooo:rsid="0029fe8a"/>
    </style:style>
    <style:style style:name="T25" style:family="text">
      <style:text-properties officeooo:rsid="002cf2f0"/>
    </style:style>
    <style:style style:name="T26" style:family="text">
      <style:text-properties officeooo:rsid="002ec293"/>
    </style:style>
    <style:style style:name="T27" style:family="text">
      <style:text-properties style:text-line-through-style="none" style:text-line-through-type="none"/>
    </style:style>
    <style:style style:name="T28" style:family="text">
      <style:text-properties style:text-line-through-style="none" style:text-line-through-type="none" fo:font-weight="bold" style:font-weight-asian="bold" style:font-weight-complex="bold"/>
    </style:style>
    <style:style style:name="T29" style:family="text">
      <style:text-properties officeooo:rsid="00301de9"/>
    </style:style>
    <style:style style:name="T30" style:family="text">
      <style:text-properties fo:font-weight="bold" style:font-weight-asian="bold" style:font-weight-complex="bold"/>
    </style:style>
    <style:style style:name="T31" style:family="text">
      <style:text-properties fo:font-weight="bold" officeooo:rsid="0037db44" style:font-weight-asian="bold" style:font-weight-complex="bold"/>
    </style:style>
    <style:style style:name="T32" style:family="text">
      <style:text-properties fo:font-weight="bold" officeooo:rsid="002e6dde" style:font-weight-asian="bold" style:font-weight-complex="bold"/>
    </style:style>
    <style:style style:name="T33" style:family="text">
      <style:text-properties fo:font-weight="bold" officeooo:rsid="002528e0" style:font-weight-asian="bold" style:font-weight-complex="bold"/>
    </style:style>
    <style:style style:name="T34" style:family="text">
      <style:text-properties fo:font-weight="bold" officeooo:rsid="0032b3a6" style:font-weight-asian="bold" style:font-weight-complex="bold"/>
    </style:style>
    <style:style style:name="T35" style:family="text">
      <style:text-properties fo:font-weight="bold" officeooo:rsid="00773975" style:font-weight-asian="bold" style:font-weight-complex="bold"/>
    </style:style>
    <style:style style:name="T36" style:family="text">
      <style:text-properties officeooo:rsid="0032b3a6"/>
    </style:style>
    <style:style style:name="T37" style:family="text">
      <style:text-properties fo:font-weight="normal" style:font-weight-asian="normal" style:font-weight-complex="normal"/>
    </style:style>
    <style:style style:name="T38" style:family="text">
      <style:text-properties fo:font-weight="normal" officeooo:rsid="003a4fb2" style:font-weight-asian="normal" style:font-weight-complex="normal"/>
    </style:style>
    <style:style style:name="T39" style:family="text">
      <style:text-properties fo:font-weight="normal" officeooo:rsid="0052f964" style:font-weight-asian="normal" style:font-weight-complex="normal"/>
    </style:style>
    <style:style style:name="T40" style:family="text">
      <style:text-properties fo:font-weight="normal" officeooo:rsid="0032b3a6" style:font-weight-asian="normal" style:font-weight-complex="normal"/>
    </style:style>
    <style:style style:name="T41" style:family="text">
      <style:text-properties fo:font-weight="normal" officeooo:rsid="0045f925" style:font-weight-asian="normal" style:font-weight-complex="normal"/>
    </style:style>
    <style:style style:name="T42" style:family="text">
      <style:text-properties officeooo:rsid="00366ea6"/>
    </style:style>
    <style:style style:name="T43" style:family="text">
      <style:text-properties fo:font-style="italic" style:font-style-asian="italic" style:font-style-complex="italic"/>
    </style:style>
    <style:style style:name="T44" style:family="text">
      <style:text-properties officeooo:rsid="003a4fb2"/>
    </style:style>
    <style:style style:name="T45" style:family="text">
      <style:text-properties officeooo:rsid="003b231d"/>
    </style:style>
    <style:style style:name="T46" style:family="text">
      <style:text-properties officeooo:rsid="003e85b7"/>
    </style:style>
    <style:style style:name="T47" style:family="text">
      <style:text-properties officeooo:rsid="001ae8ea"/>
    </style:style>
    <style:style style:name="T48" style:family="text">
      <style:text-properties officeooo:rsid="0045f9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he Factions:</text:p>
      <text:p text:style-name="P62">----------------------------------------------------------------------------------------------------------------------------</text:p>
      <text:p text:style-name="P63">THE FAITHFUL COMPANY</text:p>
      <text:p text:style-name="P45">The <text:span text:style-name="T4">Faithful Company is the legacy of Yorick Alibaster’s resistance in the latter part of the war. Long since being a rag-tag band of State dissenters, the Faithful Company has grown to become a force bent to overthrow the cities of the State.</text:span></text:p>
      <text:p text:style-name="P47">Wants:</text:p>
      <text:p text:style-name="P47">To wage a holy war upon the evils of the State and Kalma.</text:p>
      <text:p text:style-name="P47">Fears:</text:p>
      <text:p text:style-name="P47">The splintering of Ilie.</text:p>
      <text:p text:style-name="P45"/>
      <text:p text:style-name="P49">Personalities:</text:p>
      <text:p text:style-name="P49"><text:span text:style-name="T30">Blue Moonfall, Bluebird, Queen of the Faithful</text:span> – Lady Moonfall claims to be rightful queen of Arear as a descendant of Anastasia Blue, last queen of Arear.</text:p>
      <text:p text:style-name="P49"><text:tab/><text:span text:style-name="T6">Wants:</text:span></text:p>
      <text:p text:style-name="P49"><text:tab/><text:span text:style-name="T6">Protect the Amulet of Tirwen.</text:span></text:p>
      <text:p text:style-name="P49"><text:tab/><text:span text:style-name="T6">Fears:</text:span></text:p>
      <text:p text:style-name="P49"><text:tab/><text:span text:style-name="T7">Betrayal due to the corrupting power of Truth</text:span></text:p>
      <text:p text:style-name="P49"><text:span text:style-name="T30">Starfall</text:span> – A Dove <text:span text:style-name="T5">and champion of</text:span> Lady Moonfall. <text:span text:style-name="T5">Starfall commands the ground forces of the Faithful Company. Starfall controlled the Three Relics of Yorick, but was murdered by Agran and Steady Hands at Gaunt, and the Amulet of Yorick was stolen. She was revived by Whitelock.</text:span></text:p>
      <text:p text:style-name="P49"><text:tab/><text:span text:style-name="T6">Wants:</text:span></text:p>
      <text:p text:style-name="P49"><text:tab/><text:span text:style-name="T6">Protect Lady Moonfall at any cost.</text:span></text:p>
      <text:p text:style-name="P49"><text:tab/><text:span text:style-name="T6">Fears:</text:span></text:p>
      <text:p text:style-name="P49"><text:tab/><text:span text:style-name="T6">The Chalice of Areth failing.</text:span></text:p>
      <text:p text:style-name="P48"><text:span text:style-name="T30">Whitelock</text:span> – A Dove and master hierophant of Lady Moonfall. Whitelock is trained in the workings of the Chalice of Areth and in divine connection.</text:p>
      <text:p text:style-name="P48"><text:tab/><text:span text:style-name="T6">Wants:</text:span></text:p>
      <text:p text:style-name="P48"><text:tab/><text:span text:style-name="T7">To test the power of the Chalice of Areth</text:span></text:p>
      <text:p text:style-name="P48"><text:tab/><text:span text:style-name="T7">Fears:</text:span></text:p>
      <text:p text:style-name="P48"><text:tab/><text:span text:style-name="T8">Truth taking the Cord of Taregil</text:span></text:p>
      <text:p text:style-name="P48"><text:span text:style-name="T30">Spark</text:span> – A Dove and technical genius of Lady Moonfall. Spark heads all technological developments of the Faithful Company.</text:p>
      <text:p text:style-name="P48"><text:tab/><text:span text:style-name="T7">Wants:</text:span></text:p>
      <text:p text:style-name="P48"><text:tab/><text:span text:style-name="T7">Fears:</text:span></text:p>
      <text:p text:style-name="P48"><text:tab/><text:span text:style-name="T7">The loss of the Chalice of Areth</text:span></text:p>
      <text:p text:style-name="P48"><text:span text:style-name="T30">Comfort</text:span> – A Dove and master of the domestic matters of the Faithful Company.</text:p>
      <text:p text:style-name="P50"><text:span text:style-name="T30">Duke</text:span> – A Dove, and master infiltrator of the Faithful Company.</text:p>
      <text:p text:style-name="P73"><text:span text:style-name="T30">Worm</text:span> – <text:span text:style-name="T9">F</text:span>actory manager.</text:p>
      <text:p text:style-name="P51"><text:span text:style-name="T30">Ex-Corporal Inspector 90 Proof</text:span> – <text:span text:style-name="T9">A traitor of Office 9.</text:span></text:p>
      <text:p text:style-name="P51"><text:tab/><text:span text:style-name="T19">Wants:</text:span></text:p>
      <text:p text:style-name="P51"><text:tab/><text:span text:style-name="T19">Fears:</text:span></text:p>
      <text:p text:style-name="P53"><text:span text:style-name="T31">Ex-Private </text:span><text:span text:style-name="T30">Divin</text:span> – <text:span text:style-name="T9">A traitor of Office 7. Sniper.</text:span></text:p>
      <text:p text:style-name="P1"><text:span text:style-name="T30">Mr. Bechedioliv</text:span> – Mr. B, a wealthy farmer and loyalist to the Faithful Company in Liras.</text:p>
      <text:p text:style-name="P61"><text:span text:style-name="T28">Dejen</text:span><text:span text:style-name="T27"> – The blacksmith in Liras.</text:span></text:p>
      <text:p text:style-name="P26"><text:soft-page-break/><text:span text:style-name="T30">The Dentist</text:span> – <text:span text:style-name="T9">Top informant in Arear; killed by Kiralyf/Wrathful at Arear’s Main Line Station</text:span></text:p>
      <text:p text:style-name="P52"><text:span text:style-name="T15">Faithful Ace</text:span><text:span text:style-name="T10"> – </text:span><text:span text:style-name="T11">A</text:span><text:span text:style-name="T12"> Blessed, bodyguard to Spark. </text:span><text:span text:style-name="T13">Killed outside Truth’s Hospital by the PC’s trap.</text:span></text:p>
      <text:p text:style-name="P22"><text:span text:style-name="T30">Bash </text:span>– <text:span text:style-name="T9">F</text:span>actory worker, servant to Spark. <text:span text:style-name="T18">Shot at the Temple of the Apostles by Swift Feet.</text:span></text:p>
      <text:p text:style-name="P22"><text:span text:style-name="T30">Yalat</text:span> – <text:span text:style-name="T9">Carriage driver. Killed outside Truth’s Hospital by the PC’s trap.</text:span></text:p>
      <text:p text:style-name="P22"><text:span text:style-name="T30">Darling</text:span> – <text:span text:style-name="T9">Carriage driver. Executed by PCs after questioning.</text:span></text:p>
      <text:p text:style-name="P87">----------------------------------------------------------------------------------------------------------------------------</text:p>
      <text:p text:style-name="P63">THE SAITH</text:p>
      <text:p text:style-name="P44"/>
      <text:p text:style-name="P54">These Saith are the last of a long and proud peoples. The last Mear, Areth, aided Kalma in his dark war but was slain by Halifax in the sewers of Arear. Her people were massacred and scattered. Many are destitute in the forests and plains outside of Arear, savages trying to survive. Some have taken to work for the State in Arear, led by Truth. In all cases, the Saith are desperate.</text:p>
      <text:p text:style-name="P54"/>
      <text:p text:style-name="P54">Wants:</text:p>
      <text:p text:style-name="P54">To regain the pride of their people</text:p>
      <text:p text:style-name="P54">Fears:</text:p>
      <text:p text:style-name="P54">Destruction by the State</text:p>
      <text:p text:style-name="P54"/>
      <text:p text:style-name="P54">Personalities:</text:p>
      <text:p text:style-name="P55"><text:span text:style-name="T30">Mother Apostle</text:span> – <text:span text:style-name="T20">A powerful Saith of Arear.</text:span></text:p>
      <text:p text:style-name="P55"><text:tab/><text:span text:style-name="T24">Wants:</text:span></text:p>
      <text:p text:style-name="P55"><text:tab/><text:span text:style-name="T24">Control of Arear</text:span></text:p>
      <text:p text:style-name="P55"><text:tab/><text:span text:style-name="T24">Fears:</text:span></text:p>
      <text:p text:style-name="P55"><text:tab/><text:span text:style-name="T24">The falling of the faith of Ilie and the death of her clan. </text:span></text:p>
      <text:p text:style-name="P2"><text:span text:style-name="T30">Truth</text:span> – The most powerful Saith of Arear, the rightful Mear. <text:span text:style-name="T25">Truth’s assault on Gaunt was stopped short by the party, and Truth was taken captive. He was taken to the Grey City with them.</text:span></text:p>
      <text:p text:style-name="P2"><text:tab/><text:span text:style-name="T19">Wants:</text:span></text:p>
      <text:p text:style-name="P2"><text:tab/><text:span text:style-name="T19">The Chalice of Areth</text:span></text:p>
      <text:p text:style-name="P2"><text:tab/><text:span text:style-name="T19">Fears:</text:span></text:p>
      <text:p text:style-name="P2"><text:tab/><text:span text:style-name="T24">Death</text:span></text:p>
      <text:p text:style-name="P27"><text:span text:style-name="T30">Blossom</text:span> – One of Truth’s personal aids. <text:span text:style-name="T45">Left for dead in Mortham Heights.</text:span></text:p>
      <text:p text:style-name="P26"><text:span text:style-name="T30">Father Apostle</text:span> – <text:span text:style-name="T20">A powerful Saith of Arear. Executed by the party with M-Class Moross.</text:span></text:p>
      <text:p text:style-name="P34"><text:span text:style-name="T20">Wrathful</text:span> – <text:span text:style-name="T39">Formerly Faithful Ace, a Blessed, bodyguard to Spark. Now a child of Truth. Killed by Swift Feet during the assault on the Fairplay.</text:span></text:p>
      <text:p text:style-name="P88">----------------------------------------------------------------------------------------------------------------------------</text:p>
      <text:p text:style-name="P64">LIMBO</text:p>
      <text:p text:style-name="P64"/>
      <text:p text:style-name="P74">Wants:</text:p>
      <text:p text:style-name="P74">Fears:</text:p>
      <text:p text:style-name="P74"/>
      <text:p text:style-name="P74">Personalities:</text:p>
      <text:p text:style-name="P74"><text:span text:style-name="T30">Agran </text:span>– Leader of Limbo, Agran is a ruthless and power-hungry businessman. <text:span text:style-name="T25">Agran is a man of many deals, and is conspiring with Kiralyf to found Arear as a new State, Vondaz. Agran, taken by the party to Gaunt, conspired with Steady Hands to murder Starfall, steal the Amulet of Yorick, and use it to recreate the Chalice of Areth at Station Beta.</text:span></text:p>
      <text:p text:style-name="P74"><text:tab/><text:span text:style-name="T25">Wants:</text:span></text:p>
      <text:p text:style-name="P74"><text:tab/><text:span text:style-name="T25">Power, fame, and wealth.</text:span></text:p>
      <text:p text:style-name="P74"><text:tab/><text:span text:style-name="T25">Fears:</text:span></text:p>
      <text:p text:style-name="P74"><text:tab/><text:span text:style-name="T25">Death</text:span></text:p>
      <text:p text:style-name="P74"/>
      <text:p text:style-name="P56"/>
      <text:p text:style-name="P63"/>
      <text:p text:style-name="P89">----------------------------------------------------------------------------------------------------------------------------</text:p>
      <text:p text:style-name="P63">THE STATE</text:p>
      <text:p text:style-name="P56"/>
      <text:p text:style-name="P84">Zero --</text:p>
      <text:p text:style-name="P82"><text:tab/>Wants:</text:p>
      <text:p text:style-name="P82"><text:tab/>The Chalice of Areth <text:span text:style-name="T46">or the Amulet of Yorick.</text:span></text:p>
      <text:p text:style-name="P82"><text:tab/>Fears:</text:p>
      <text:p text:style-name="P82"><text:tab/>Nothing.</text:p>
      <text:p text:style-name="P54"/>
      <text:p text:style-name="P83">Office 1:</text:p>
      <text:p text:style-name="P67">One, The Demon –</text:p>
      <text:p text:style-name="P67"><text:tab/><text:span text:style-name="T37">Wants:</text:span></text:p>
      <text:p text:style-name="P79"><text:tab/>Fears:</text:p>
      <text:p text:style-name="P79"/>
      <text:p text:style-name="P83">Office 2:</text:p>
      <text:p text:style-name="P67"><text:span text:style-name="T10">Two,</text:span><text:span text:style-name="T16"> </text:span><text:span text:style-name="T10">The Slaver – </text:span><text:span text:style-name="T17">Disintegrated by Rose.</text:span></text:p>
      <text:p text:style-name="P54"/>
      <text:p text:style-name="P85">Office 3:</text:p>
      <text:p text:style-name="P75">Personalities:</text:p>
      <text:p text:style-name="P4"><text:span text:style-name="T32">Technician First-Class</text:span><text:span text:style-name="T30"> Cultivator</text:span> - Director of Omega Station.</text:p>
      <text:p text:style-name="P5"><text:span text:style-name="T32">Technician First-Class </text:span><text:span text:style-name="T30">Sherman</text:span> – Director of Beta Station. <text:span text:style-name="T48">Raised to the Director of Office 3.</text:span></text:p>
      <text:p text:style-name="P5"><text:span text:style-name="T32">Technician First-Class </text:span><text:span text:style-name="T30">Steady Hands</text:span> - Formerly the Chief Artificer of Station Delta, Steady Hands is the most influencial schematicist and artificer in the State. After creating the Fixture at Station Delta, the station was destroyed and Steady Hands’ memory was altered. He was transferred to Station Beta, then to Office 9 to separate him from the project.</text:p>
      <text:p text:style-name="P14">Technician Third-Class Alexi <text:span text:style-name="T37">– Head of the Neutralization Unit project, Alexi created NU5 and NU6.</text:span></text:p>
      <text:p text:style-name="P38">Three, <text:span text:style-name="T42">The Weapon</text:span> <text:span text:style-name="T37">– Head of Office 3. </text:span><text:span text:style-name="T41">Killed by LU5</text:span></text:p>
      <text:p text:style-name="P5"/>
      <text:p text:style-name="P19">Office 4:</text:p>
      <text:p text:style-name="P37">Four, The Steward – <text:span text:style-name="T41">Killed himself when confronted with death by Seven.</text:span></text:p>
      <text:p text:style-name="P12"/>
      <text:p text:style-name="P19">Office 5:</text:p>
      <text:p text:style-name="P15">Five, The Creator –</text:p>
      <text:p text:style-name="P15"><text:tab/><text:span text:style-name="T37">Wants: </text:span><text:span text:style-name="T41">Continue to strengthen Ilie within the Grey City while Zero’s plan comes to fruition.</text:span></text:p>
      <text:p text:style-name="P12"><text:tab/>Fears: <text:span text:style-name="T48">Betrayal by Zero; death.</text:span></text:p>
      <text:p text:style-name="P12"/>
      <text:p text:style-name="P20">Office 6:</text:p>
      <text:p text:style-name="P5"><text:span text:style-name="T30">Agent Preacher</text:span> - Infiltration agent working as a communication point with Steady Hands.</text:p>
      <text:p text:style-name="P15">Six, The Wanderer – </text:p>
      <text:p text:style-name="P15"><text:tab/><text:span text:style-name="T37">Wants:</text:span></text:p>
      <text:p text:style-name="P12"><text:tab/>Fears:</text:p>
      <text:p text:style-name="P5"><text:soft-page-break/></text:p>
      <text:p text:style-name="P85">Office 7:</text:p>
      <text:p text:style-name="P75">Personalities:</text:p>
      <text:p text:style-name="P76"><text:span text:style-name="T30">General Wacovo-Ma</text:span> - Wacovo-Ma is the top general of Office 7, and spends much of his time in Ordeto at Hessohold.</text:p>
      <text:p text:style-name="P29"><text:span text:style-name="T30">Brigadier General Double</text:span> - The leader of the Southern Brigade, Double was the commander of the Fairplay and the lead military scientist of Nightrock’s cannon. He was killed in the destruction of the Fairplay.</text:p>
      <text:p text:style-name="P40"><text:span text:style-name="T30">Brigadier General Zay</text:span> - Zay fought her way through the ranks through her cruelty on the battlefield, now she runs the prison at Nightrock.</text:p>
      <text:p text:style-name="P40"><text:span text:style-name="T30">Brigadier General Ganov</text:span> - Promoted to Brigadier General after the death of Double, Ganov is a cold undead striving for power. He commands what remains of the Southern Brigade.</text:p>
      <text:p text:style-name="P42">Seven, The Devourer – <text:span text:style-name="T41">Killed by the party during the destruction of Wishborne.</text:span></text:p>
      <text:p text:style-name="P41"/>
      <text:p text:style-name="P86">Office 8:</text:p>
      <text:p text:style-name="P76">Personalities:</text:p>
      <text:p text:style-name="P76"><text:span text:style-name="T30">Chancellor Noble</text:span> - Noble is the head representative of the State in Ordeto. A high member of Office 8, Noble communicates the wills of the State to the local government.</text:p>
      <text:p text:style-name="P68">Eight, The Watcher <text:span text:style-name="T37">– </text:span><text:span text:style-name="T47">The Sisters Yao and Ling</text:span><text:span text:style-name="T40"> – Princesses-turned-Empress of Seishin Kai, betrayed the party to take a place on the Council of Nine.</text:span></text:p>
      <text:p text:style-name="P46"><text:tab/>-Find knowledge</text:p>
      <text:p text:style-name="P81"><text:tab/>-Protect Suun</text:p>
      <text:p text:style-name="P76"/>
      <text:p text:style-name="P85">Office 9:</text:p>
      <text:p text:style-name="P54">Personalities:</text:p>
      <text:p text:style-name="P51"><text:span text:style-name="T15">Corporal Inspector “Monty” Montaillou</text:span><text:span text:style-name="T10"> – </text:span><text:span text:style-name="T14">Boss of the PCs; killed by PCs at Waystation 14</text:span></text:p>
      <text:p text:style-name="P21"><text:span text:style-name="T30">Messenger Cat </text:span>– <text:span text:style-name="T21">Personal messenger of Monty; killed by PCs at Waystation 14. Raised by Kiralyf.</text:span></text:p>
      <text:p text:style-name="P23"><text:span text:style-name="T30">Chief Arrow</text:span> – <text:span text:style-name="T21">Head of Office 9 in Arear, killed by PCs at Waystation 14</text:span></text:p>
      <text:p text:style-name="P24"><text:span text:style-name="T30">Deputy Chief Harp </text:span>– Higher-up of Office 9 in Arear; killed by PCs at Waystation 14</text:p>
      <text:p text:style-name="P24"><text:span text:style-name="T30">Captain Ainsley</text:span> – Higher up of Office 9 in Arear, killed by PCs at Waystation 14</text:p>
      <text:p text:style-name="P24"><text:span text:style-name="T30">Sergeant Locke </text:span>– Higher up of Office 9 in Arear, killed by PCs at Waystation 14</text:p>
      <text:p text:style-name="P28"><text:span text:style-name="T30">Chief Tybir </text:span>– Chief of Office 9 in the Grey City, Tybir is a ruthless machine and veteran of Office 7’s wars to the north. <text:span text:style-name="T48">Killed in the destruction of Wishborne.</text:span></text:p>
      <text:p text:style-name="P14">Inspector NU6 <text:span text:style-name="T37">– A killing machine created by Alexi. NU6 was sent to Vike to kill the party members.</text:span></text:p>
      <text:p text:style-name="P18">Inspector Nasha the Reaper <text:span text:style-name="T37">– Partner to NU6, Nasha is an experienced sniper and wielder of Steady Hands’ Auger.</text:span></text:p>
      <text:p text:style-name="P15">Nine, The Redeemer –</text:p>
      <text:p text:style-name="P15"><text:tab/><text:span text:style-name="T37">Wants:</text:span></text:p>
      <text:p text:style-name="P12"><text:tab/>Fears:</text:p>
      <text:p text:style-name="P90">----------------------------------------------------------------------------------------------------------------------------</text:p>
      <text:p text:style-name="P63">THE P<text:span text:style-name="T26">ARTY</text:span></text:p>
      <text:p text:style-name="P56"/>
      <text:p text:style-name="P25"><text:span text:style-name="T33">Inspector </text:span><text:span text:style-name="T30">Jaguar 6</text:span> – <text:span text:style-name="T36">Old inspector out of Arear. Killed by Umru at Clara while rescuing Rose and Sanguine.</text:span></text:p>
      <text:p text:style-name="P60"><text:span text:style-name="T30">Rose</text:span> – Child of Dead Man. Fire mage.</text:p>
      <text:p text:style-name="P60"><text:span text:style-name="T30">Sanguine</text:span> – Child of Dead Man. Draconic druid.</text:p>
      <text:p text:style-name="P3"><text:span text:style-name="T33">Inspector </text:span><text:span text:style-name="T30">Swift Feet </text:span>– <text:span text:style-name="T44">Brain-washed assassin for Office 9, swayed by the power of Guire. Imprisoned by the Deck of Many Things. Released by The Vagrant.</text:span></text:p>
      <text:p text:style-name="P57"><text:tab/>-<text:span text:style-name="T2">Guire wants a colony to survive</text:span></text:p>
      <text:p text:style-name="P57"><text:tab/>-<text:span text:style-name="T1">Wants Swift Feet to find Carnival and use it to escape if Zero wins.</text:span></text:p>
      <text:p text:style-name="P70">Faithful Swift Fury <text:span text:style-name="T37">– An agent of the Faithful Company and one of the guards of Starfall, Swift Fury is Swift Feet’s long lost sister. She joined the party on orders of Starfall to ensure the amulet’s retrieval.</text:span></text:p>
      <text:p text:style-name="P58"><text:span text:style-name="T33">Technical Officer </text:span><text:span text:style-name="T30">Steady Hands</text:span> – <text:span text:style-name="T44">High-up artificer for the State. Betrayed the party and rejoined the State.</text:span></text:p>
      <text:p text:style-name="P57"><text:tab/>-<text:span text:style-name="T1">Station Delta was destroyed on purpose by 3 and 0 and Steady Hands preserved (but memory altered).</text:span></text:p>
      <text:p text:style-name="P59"><text:tab/>-Steady Hands was working on an amplifying crystal to connect the beams of all 9 cannons.</text:p>
      <text:p text:style-name="P57"><text:span text:style-name="T33">Inspector </text:span><text:span text:style-name="T30">Kiralyf </text:span>– Reopen the Gate</text:p>
      <text:p text:style-name="P57"><text:tab/>-<text:span text:style-name="T3">The cord of Taregil is invaluable</text:span></text:p>
      <text:p text:style-name="P57"><text:span text:style-name="T33">Inspector </text:span><text:span text:style-name="T30">N</text:span><text:span text:style-name="T34">U</text:span><text:span text:style-name="T30">5 </text:span>– Deal with the internal conflict of human vs machine</text:p>
      <text:p text:style-name="P16">Barkeep <text:span text:style-name="T37">– A convert of NU5’s ideals.</text:span></text:p>
      <text:p text:style-name="P16">Epizon<text:span text:style-name="T37"> – An Office 7 deserter, Epizon joined the party after he found Vike in ruins and his family slain.</text:span></text:p>
      <text:p text:style-name="P16"><text:span text:style-name="T44">M</text:span>oonbiter <text:span text:style-name="T37">– One of the Honor Guard of Kalma, Moonbiter awoke when Umru was slain by Jaguar 6. </text:span></text:p>
      <text:p text:style-name="P36"/>
      <text:p text:style-name="P36">Rejuvenation – <text:span text:style-name="T38">A radical Ecclesiate, Rejuvenation disappeared after the first infiltration of Wishborne.</text:span></text:p>
      <text:p text:style-name="P16">Umru <text:span text:style-name="T37">– A mighty black dragon, slain by Jaguar 6 and resurrected by Truth to protect Clara for the party.</text:span></text:p>
      <text:p text:style-name="P13"><text:span text:style-name="T30">Strauss </text:span>– An ex-soldier of Office 7, Strauss was saved by Jaguar 6 during the destruction of the Fairplay. He joined the party after that event.</text:p>
      <text:p text:style-name="P17">Alexi <text:span text:style-name="T43">– </text:span><text:span text:style-name="T37">See “Office 3”.</text:span></text:p>
      <text:p text:style-name="P91">----------------------------------------------------------------------------------------------------------------------------</text:p>
      <text:p text:style-name="P65">KIRALYF’S CHILDREN</text:p>
      <text:p text:style-name="P65"/>
      <text:p text:style-name="P76">Kiralyf, self-proclaimed Prince of the Dead, strives towards a future ruled by the dead. He is growing a band of the undead to rival the State and the Faithful Company alike.</text:p>
      <text:p text:style-name="P76"/>
      <text:p text:style-name="P76">Personalities:</text:p>
      <text:p text:style-name="P30"><text:span text:style-name="T35">H</text:span><text:span text:style-name="T30">elyt –</text:span> One of Kiralyf’s first children, Helyt was a good friend and comrade to the Prince. Assassinated by the State while posing as Kiralyf in the Grey City.</text:p>
      <text:p text:style-name="P6"><text:span text:style-name="T35">Seutar</text:span><text:span text:style-name="T30"> </text:span>– <text:span text:style-name="T22">Far-Far, an operative of the Faithful Company, swayed by Kiralyf during an interrogation.</text:span></text:p>
      <text:p text:style-name="P7"><text:span text:style-name="T30">Tafal </text:span>– Sent by Kiralyf to the Grey City by train.</text:p>
      <text:p text:style-name="P7"><text:span text:style-name="T30">Otrok</text:span> – Sent by Kiralyf to the Grey City by train.</text:p>
      <text:p text:style-name="P6"><text:span text:style-name="T35">Kislan</text:span><text:span text:style-name="T30"> </text:span>– <text:span text:style-name="T22">Cat, revived by Kiralyf after her death at Waystation 14.</text:span></text:p>
      <text:p text:style-name="P8"><text:span text:style-name="T30">Elskat</text:span> – Darling, revived by Kiralyf after his execution.</text:p>
      <text:p text:style-name="P9"><text:span text:style-name="T30">Uztel </text:span>– Kiralyf’s liaison with Limbo.</text:p>
      <text:p text:style-name="P65"/>
      <text:p text:style-name="P33"/>
      <text:p text:style-name="P91">----------------------------------------------------------------------------------------------------------------------------</text:p>
      <text:p text:style-name="P65">THE CRYSTAL PARLIAMENT</text:p>
      <text:p text:style-name="P65"/>
      <text:p text:style-name="P76">Personalities:</text:p>
      <text:p text:style-name="P76"><text:span text:style-name="T30">Lady Utagia</text:span>: Utagia heads the parliament.</text:p>
      <text:p text:style-name="P92">----------------------------------------------------------------------------------------------------------------------------</text:p>
      <text:p text:style-name="P66">SEISHIN KAI</text:p>
      <text:p text:style-name="P76"/>
      <text:p text:style-name="P77">Personalities:</text:p>
      <text:p text:style-name="P10"><text:span text:style-name="T30">Dai Ren</text:span> – Informant in the Grey City. Houses Yao.</text:p>
      <text:p text:style-name="P10"><text:span text:style-name="T30">Haoh</text:span> – Informant in the Grey City. Hired out a mercenary gang, the Black Banner Sisters, for Yao.</text:p>
      <text:p text:style-name="P11"><text:span text:style-name="T30">Riddin </text:span>– Informant in the Grey City. Hired out a mercenary gang, the Voiceless Ones, for Yao.</text:p>
      <text:p text:style-name="P10"><text:span text:style-name="T30">Tizim</text:span> – Informant in the Grey City. Hired out a mercenary gang, <text:span text:style-name="T29">Bu-Fen</text:span>, for Yao.</text:p>
      <text:p text:style-name="P11"/>
      <text:p text:style-name="P93">--------------------------------------------------------------------------------------------------------------------------</text:p>
      <text:p text:style-name="P16">MANIA</text:p>
      <text:p text:style-name="P32"><text:span text:style-name="T30">Soccin</text:span> – Informant in the Grey City. Hired out a mercenary gang, <text:span text:style-name="T29">Mania (inc. Leper),</text:span> for Yao.</text:p>
      <text:p text:style-name="P39">Beauregarde <text:span text:style-name="T37">– A giant of Mania, battled Barkeep and Moonbiter.</text:span></text:p>
      <text:p text:style-name="P17">V<text:span text:style-name="T48">ex</text:span> <text:span text:style-name="T37">– The prominent bartender of Mania, V</text:span><text:span text:style-name="T41">ex</text:span><text:span text:style-name="T37"> is on-par with Barkeep’s skills.</text:span></text:p>
      <text:p text:style-name="P91">----------------------------------------------------------------------------------------------------------------------------</text:p>
      <text:p text:style-name="P65">OTHER</text:p>
      <text:p text:style-name="P65"/>
      <text:p text:style-name="P76">Personalities:</text:p>
      <text:p text:style-name="P76"><text:span text:style-name="T30">Absolom</text:span> – <text:span text:style-name="T23">Halifax. </text:span>The Curator of the Bivast Archives, <text:span text:style-name="T23">powerful warlock and inventor of soul-siphoning technology.</text:span></text:p>
      <text:p text:style-name="P80"><text:span text:style-name="T30">The One Eyed Bard </text:span>– The owner of the Thief Blade and holder of Taregil.</text:p>
      <text:p text:style-name="P69">Aive, Eight, the Watcher <text:span text:style-name="T37">– Used the Deck of Many things to betray the Council of Nine after infiltrating it. Aive works alongside Guire to protect free life.</text:span></text:p>
      <text:p text:style-name="P31"><text:span text:style-name="T30">Shhh</text:span> – The mysterious old man met by Jaguar 6 in the Grey City, Shhh offered safe passage to the cannon Clara. <text:span text:style-name="T44">Sold trinkets to Petalia. Killed by Umru at Clara.</text:span></text:p>
      <text:p text:style-name="P31"><text:span text:style-name="T30">Meredith</text:span> – Villager of Vike, young florist. <text:span text:style-name="T44">Killed during the burning of Vike.</text:span></text:p>
      <text:p text:style-name="P31"><text:span text:style-name="T30">Tella </text:span>– Villager of Vike, old owner of the Red Bear. <text:span text:style-name="T44">Killed during the burning of Vike.</text:span></text:p>
      <text:p text:style-name="P31"><text:span text:style-name="T30">Dave </text:span>– Villager of Vike, grandson of Tella. <text:span text:style-name="T44">Accidentally caught and killed by Rose’s flames.</text:span></text:p>
      <text:p text:style-name="P31"><text:span text:style-name="T30">Bright </text:span>– Villager of Vike, granddaughter of Tella. <text:span text:style-name="T44">Accidentally caught and killed by Rose’s flames.</text:span></text:p>
      <text:p text:style-name="P31"><text:span text:style-name="T30">Eagle </text:span>– Villager of Vike, grandson of Tella. <text:span text:style-name="T44">Killed during the burning of Vike.</text:span></text:p>
      <text:p text:style-name="P78"><text:span text:style-name="T30">Leper </text:span>– A member of the mercenary group Mania, hired by Yao to find Agran.</text:p>
      <text:p text:style-name="P35">Clara<text:span text:style-name="T37"> – Ghost of Clara Fairfox, the oracle of life who fought during the Great War. </text:span><text:span text:style-name="T38">Released from Umru’s curse by Jaguar 6.</text:span></text:p>
      <text:p text:style-name="P35">Magnus <text:span text:style-name="T37">– Ghost of Magnus Ritimir, the barbarian who fought during the Great War. </text:span><text:span text:style-name="T38">Released from Umru’s curse by Jaguar 6.</text:span></text:p>
      <text:p text:style-name="P71">Lightning McQueen and the Thunder Clouds <text:span text:style-name="T37">– A prominent band in the Grey City.</text:span></text:p>
      <text:p text:style-name="P72">Wonder<text:span text:style-name="T37"> – The rod of wonder collected by Umru, which passed to Swift Fur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EB Garamond 08" svg:font-family="'EB Garamond 0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05T19:55:30.418642806</meta:creation-date>
    <dc:date>2020-03-21T12:47:12.748842676</dc:date>
    <meta:editing-duration>PT17H20M4S</meta:editing-duration>
    <meta:editing-cycles>23</meta:editing-cycles>
    <meta:generator>LibreOffice/6.4.5.2$Linux_X86_64 LibreOffice_project/40$Build-2</meta:generator>
    <meta:document-statistic meta:table-count="0" meta:image-count="0" meta:object-count="0" meta:page-count="12" meta:paragraph-count="197" meta:word-count="1948" meta:character-count="12763" meta:non-whitespace-character-count="10875"/>
  </office:meta>
</office:document-meta>
</file>